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8"/>
        <table:table-column table:style-name="co3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3" table:default-cell-style-name="ce8"/>
        <table:table-column table:style-name="co3" table:number-columns-repeated="1010" table:default-cell-style-name="ce2"/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6" table:number-columns-repeated="2"/>
          <table:table-cell table:style-name="Default" table:number-columns-repeated="5"/>
          <table:table-cell table:style-name="ce6"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2" table:number-rows-spanned="1">
            <text:p>movement segmentation</text:p>
          </table:table-cell>
          <table:covered-table-cell table:style-name="ce6"/>
          <table:table-cell table:style-name="ce9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9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308631" calcext:value-type="percentage">
            <text:p>30,86%</text:p>
          </table:table-cell>
          <table:table-cell table:style-name="ce5" office:value-type="float" office:value="0.0616295" calcext:value-type="float">
            <text:p>0,0616295</text:p>
          </table:table-cell>
          <table:table-cell office:value-type="float" office:value="29" calcext:value-type="float">
            <text:p>29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1.9647" calcext:value-type="float">
            <text:p>11,96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6165" calcext:value-type="percentage">
            <text:p>56,17%</text:p>
          </table:table-cell>
          <table:table-cell table:style-name="ce5" office:value-type="float" office:value="0.405133" calcext:value-type="float">
            <text:p>0,40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percentage" office:value="0.3362" calcext:value-type="percentage">
            <text:p>33,62%</text:p>
          </table:table-cell>
          <table:table-cell table:style-name="ce5" office:value-type="float" office:value="0.057014" calcext:value-type="float">
            <text:p>0,057014</text:p>
          </table:table-cell>
          <table:table-cell office:value-type="float" office:value="27" calcext:value-type="float">
            <text:p>27</text:p>
          </table:table-cell>
          <table:table-cell office:value-type="float" office:value="12.9033" calcext:value-type="float">
            <text:p>12,9033</text:p>
          </table:table-cell>
          <table:table-cell office:value-type="float" office:value="11.0774" calcext:value-type="float">
            <text:p>11,07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56171" calcext:value-type="percentage">
            <text:p>55,62%</text:p>
          </table:table-cell>
          <table:table-cell table:style-name="ce5" office:value-type="float" office:value="0.397465" calcext:value-type="float">
            <text:p>0,397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343982" calcext:value-type="percentage">
            <text:p>34,40%</text:p>
          </table:table-cell>
          <table:table-cell table:style-name="ce5" office:value-type="float" office:value="0.0704" calcext:value-type="float">
            <text:p>0,0704</text:p>
          </table:table-cell>
          <table:table-cell office:value-type="float" office:value="15" calcext:value-type="float">
            <text:p>15</text:p>
          </table:table-cell>
          <table:table-cell office:value-type="float" office:value="14.0009" calcext:value-type="float">
            <text:p>14,0009</text:p>
          </table:table-cell>
          <table:table-cell office:value-type="float" office:value="12.3499" calcext:value-type="float">
            <text:p>12,3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51917" calcext:value-type="percentage">
            <text:p>65,19%</text:p>
          </table:table-cell>
          <table:table-cell table:style-name="ce5" office:value-type="float" office:value="0.467906" calcext:value-type="float">
            <text:p>0,467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365367" calcext:value-type="percentage">
            <text:p>36,54%</text:p>
          </table:table-cell>
          <table:table-cell table:style-name="ce5" office:value-type="float" office:value="0.0567875" calcext:value-type="float">
            <text:p>0,0567875</text:p>
          </table:table-cell>
          <table:table-cell office:value-type="float" office:value="25" calcext:value-type="float">
            <text:p>25</text:p>
          </table:table-cell>
          <table:table-cell office:value-type="float" office:value="12.5749" calcext:value-type="float">
            <text:p>12,5749</text:p>
          </table:table-cell>
          <table:table-cell office:value-type="float" office:value="10.0201" calcext:value-type="float">
            <text:p>10,0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64708" calcext:value-type="percentage">
            <text:p>56,47%</text:p>
          </table:table-cell>
          <table:table-cell table:style-name="ce5" office:value-type="float" office:value="0.412344" calcext:value-type="float">
            <text:p>0,41234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percentage" office:value="0.338404" calcext:value-type="percentage">
            <text:p>33,84%</text:p>
          </table:table-cell>
          <table:table-cell table:style-name="ce5" office:value-type="float" office:value="0.0735393" calcext:value-type="float">
            <text:p>0,0735393</text:p>
          </table:table-cell>
          <table:table-cell office:value-type="float" office:value="19" calcext:value-type="float">
            <text:p>19</text:p>
          </table:table-cell>
          <table:table-cell office:value-type="float" office:value="12.1799" calcext:value-type="float">
            <text:p>12,1799</text:p>
          </table:table-cell>
          <table:table-cell office:value-type="float" office:value="9.66096" calcext:value-type="float">
            <text:p>9,66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9292" calcext:value-type="percentage">
            <text:p>62,93%</text:p>
          </table:table-cell>
          <table:table-cell table:style-name="ce5" office:value-type="float" office:value="0.404664" calcext:value-type="float">
            <text:p>0,4046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9511" calcext:value-type="percentage">
            <text:p>39,51%</text:p>
          </table:table-cell>
          <table:table-cell table:style-name="ce5" office:value-type="float" office:value="0.0665976" calcext:value-type="float">
            <text:p>0,0665976</text:p>
          </table:table-cell>
          <table:table-cell office:value-type="float" office:value="25" calcext:value-type="float">
            <text:p>25</text:p>
          </table:table-cell>
          <table:table-cell office:value-type="float" office:value="12.6439" calcext:value-type="float">
            <text:p>12,6439</text:p>
          </table:table-cell>
          <table:table-cell office:value-type="float" office:value="10.8721" calcext:value-type="float">
            <text:p>10,87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79651" calcext:value-type="percentage">
            <text:p>57,97%</text:p>
          </table:table-cell>
          <table:table-cell table:style-name="ce5" office:value-type="float" office:value="0.390476" calcext:value-type="float">
            <text:p>0,39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percentage" office:value="0.35857" calcext:value-type="percentage">
            <text:p>35,86%</text:p>
          </table:table-cell>
          <table:table-cell table:style-name="ce5" office:value-type="float" office:value="0.0602927" calcext:value-type="float">
            <text:p>0,0602927</text:p>
          </table:table-cell>
          <table:table-cell office:value-type="float" office:value="23" calcext:value-type="float">
            <text:p>23</text:p>
          </table:table-cell>
          <table:table-cell office:value-type="float" office:value="13.8087" calcext:value-type="float">
            <text:p>13,8087</text:p>
          </table:table-cell>
          <table:table-cell office:value-type="float" office:value="11.1315" calcext:value-type="float">
            <text:p>11,1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39833" calcext:value-type="percentage">
            <text:p>53,98%</text:p>
          </table:table-cell>
          <table:table-cell table:style-name="ce5" office:value-type="float" office:value="0.412081" calcext:value-type="float">
            <text:p>0,412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percentage" office:value="0.354903" calcext:value-type="percentage">
            <text:p>35,49%</text:p>
          </table:table-cell>
          <table:table-cell table:style-name="ce5" office:value-type="float" office:value="0.0667267" calcext:value-type="float">
            <text:p>0,0667267</text:p>
          </table:table-cell>
          <table:table-cell office:value-type="float" office:value="25" calcext:value-type="float">
            <text:p>25</text:p>
          </table:table-cell>
          <table:table-cell office:value-type="float" office:value="12.0991" calcext:value-type="float">
            <text:p>12,0991</text:p>
          </table:table-cell>
          <table:table-cell office:value-type="float" office:value="10.1033" calcext:value-type="float">
            <text:p>10,1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72244" calcext:value-type="percentage">
            <text:p>57,22%</text:p>
          </table:table-cell>
          <table:table-cell table:style-name="ce5" office:value-type="float" office:value="0.386961" calcext:value-type="float">
            <text:p>0,386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303" calcext:value-type="percentage">
            <text:p>36,33%</text:p>
          </table:table-cell>
          <table:table-cell table:style-name="ce5" office:value-type="float" office:value="0.0473243" calcext:value-type="float">
            <text:p>0,0473243</text:p>
          </table:table-cell>
          <table:table-cell office:value-type="float" office:value="129" calcext:value-type="float">
            <text:p>129</text:p>
          </table:table-cell>
          <table:table-cell office:value-type="float" office:value="7.68295" calcext:value-type="float">
            <text:p>7,68295</text:p>
          </table:table-cell>
          <table:table-cell office:value-type="float" office:value="9.55681" calcext:value-type="float">
            <text:p>9,556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84038" calcext:value-type="percentage">
            <text:p>38,40%</text:p>
          </table:table-cell>
          <table:table-cell table:style-name="ce5" office:value-type="float" office:value="0.296652" calcext:value-type="float">
            <text:p>0,29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44919" calcext:value-type="percentage">
            <text:p>34,49%</text:p>
          </table:table-cell>
          <table:table-cell table:style-name="ce5" office:value-type="float" office:value="0.0878185" calcext:value-type="float">
            <text:p>0,0878185</text:p>
          </table:table-cell>
          <table:table-cell office:value-type="float" office:value="164" calcext:value-type="float">
            <text:p>164</text:p>
          </table:table-cell>
          <table:table-cell office:value-type="float" office:value="16.1641" calcext:value-type="float">
            <text:p>16,1641</text:p>
          </table:table-cell>
          <table:table-cell office:value-type="float" office:value="18.2912" calcext:value-type="float">
            <text:p>18,2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93118" calcext:value-type="percentage">
            <text:p>39,31%</text:p>
          </table:table-cell>
          <table:table-cell table:style-name="ce5" office:value-type="float" office:value="0.406517" calcext:value-type="float">
            <text:p>0,4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percentage" office:value="0.326251" calcext:value-type="percentage">
            <text:p>32,63%</text:p>
          </table:table-cell>
          <table:table-cell table:style-name="ce5" office:value-type="float" office:value="0.0701656" calcext:value-type="float">
            <text:p>0,0701656</text:p>
          </table:table-cell>
          <table:table-cell office:value-type="float" office:value="131" calcext:value-type="float">
            <text:p>131</text:p>
          </table:table-cell>
          <table:table-cell office:value-type="float" office:value="16.1189" calcext:value-type="float">
            <text:p>16,1189</text:p>
          </table:table-cell>
          <table:table-cell office:value-type="float" office:value="16.7826" calcext:value-type="float">
            <text:p>16,7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24669" calcext:value-type="percentage">
            <text:p>42,47%</text:p>
          </table:table-cell>
          <table:table-cell table:style-name="ce5" office:value-type="float" office:value="0.405888" calcext:value-type="float">
            <text:p>0,4058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327643" calcext:value-type="percentage">
            <text:p>32,76%</text:p>
          </table:table-cell>
          <table:table-cell table:style-name="ce5" office:value-type="float" office:value="0.0619034" calcext:value-type="float">
            <text:p>0,0619034</text:p>
          </table:table-cell>
          <table:table-cell office:value-type="float" office:value="156" calcext:value-type="float">
            <text:p>156</text:p>
          </table:table-cell>
          <table:table-cell office:value-type="float" office:value="23.9359" calcext:value-type="float">
            <text:p>23,9359</text:p>
          </table:table-cell>
          <table:table-cell office:value-type="float" office:value="22.0396" calcext:value-type="float">
            <text:p>22,0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62704" calcext:value-type="percentage">
            <text:p>36,27%</text:p>
          </table:table-cell>
          <table:table-cell table:style-name="ce5" office:value-type="float" office:value="0.329874" calcext:value-type="float">
            <text:p>0,32987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percentage" office:value="0.338348" calcext:value-type="percentage">
            <text:p>33,83%</text:p>
          </table:table-cell>
          <table:table-cell table:style-name="ce5" office:value-type="float" office:value="0.062444" calcext:value-type="float">
            <text:p>0,062444</text:p>
          </table:table-cell>
          <table:table-cell office:value-type="float" office:value="122" calcext:value-type="float">
            <text:p>122</text:p>
          </table:table-cell>
          <table:table-cell office:value-type="float" office:value="14.4306" calcext:value-type="float">
            <text:p>14,4306</text:p>
          </table:table-cell>
          <table:table-cell office:value-type="float" office:value="15.7361" calcext:value-type="float">
            <text:p>15,7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51639" calcext:value-type="percentage">
            <text:p>45,16%</text:p>
          </table:table-cell>
          <table:table-cell table:style-name="ce5" office:value-type="float" office:value="0.481224" calcext:value-type="float">
            <text:p>0,48122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percentage" office:value="0.383198" calcext:value-type="percentage">
            <text:p>38,32%</text:p>
          </table:table-cell>
          <table:table-cell table:style-name="ce5" office:value-type="float" office:value="0.067596" calcext:value-type="float">
            <text:p>0,067596</text:p>
          </table:table-cell>
          <table:table-cell office:value-type="float" office:value="186" calcext:value-type="float">
            <text:p>186</text:p>
          </table:table-cell>
          <table:table-cell office:value-type="float" office:value="16.0138" calcext:value-type="float">
            <text:p>16,0138</text:p>
          </table:table-cell>
          <table:table-cell office:value-type="float" office:value="17.5846" calcext:value-type="float">
            <text:p>17,58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35967" calcext:value-type="percentage">
            <text:p>33,60%</text:p>
          </table:table-cell>
          <table:table-cell table:style-name="ce5" office:value-type="float" office:value="0.361382" calcext:value-type="float">
            <text:p>0,36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percentage" office:value="0.346513" calcext:value-type="percentage">
            <text:p>34,65%</text:p>
          </table:table-cell>
          <table:table-cell table:style-name="ce5" office:value-type="float" office:value="0.0852098" calcext:value-type="float">
            <text:p>0,0852098</text:p>
          </table:table-cell>
          <table:table-cell office:value-type="float" office:value="169" calcext:value-type="float">
            <text:p>169</text:p>
          </table:table-cell>
          <table:table-cell office:value-type="float" office:value="24.7087" calcext:value-type="float">
            <text:p>24,7087</text:p>
          </table:table-cell>
          <table:table-cell office:value-type="float" office:value="23.5842" calcext:value-type="float">
            <text:p>23,58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0119" calcext:value-type="percentage">
            <text:p>39,01%</text:p>
          </table:table-cell>
          <table:table-cell table:style-name="ce5" office:value-type="float" office:value="0.41819" calcext:value-type="float">
            <text:p>0,418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2,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KCF</text:p>
          </table:table-cell>
          <table:table-cell table:style-name="ce4" office:value-type="string" calcext:value-type="string">
            <text:p>50 % update coef</text:p>
          </table:table-cell>
          <table:table-cell table:style-name="Default" table:number-columns-repeated="2"/>
          <table:table-cell table:style-name="ce6" table:number-columns-repeated="2"/>
          <table:table-cell table:style-name="Default" table:number-columns-repeated="5"/>
          <table:table-cell table:style-name="ce6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2" table:number-rows-spanned="1">
            <text:p>movement segmentation</text:p>
          </table:table-cell>
          <table:covered-table-cell table:style-name="ce6"/>
          <table:table-cell table:style-name="ce9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9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278748" calcext:value-type="percentage">
            <text:p>27,87%</text:p>
          </table:table-cell>
          <table:table-cell table:style-name="ce5" office:value-type="float" office:value="0.0947628" calcext:value-type="float">
            <text:p>0,0947628</text:p>
          </table:table-cell>
          <table:table-cell office:value-type="float" office:value="30" calcext:value-type="float">
            <text:p>30</text:p>
          </table:table-cell>
          <table:table-cell office:value-type="float" office:value="26.4543" calcext:value-type="float">
            <text:p>26,4543</text:p>
          </table:table-cell>
          <table:table-cell office:value-type="float" office:value="31.949" calcext:value-type="float">
            <text:p>31,9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29569" calcext:value-type="percentage">
            <text:p>62,96%</text:p>
          </table:table-cell>
          <table:table-cell table:style-name="ce5" office:value-type="float" office:value="0.480695" calcext:value-type="float">
            <text:p>0,480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percentage" office:value="0.30167" calcext:value-type="percentage">
            <text:p>30,17%</text:p>
          </table:table-cell>
          <table:table-cell table:style-name="ce5" office:value-type="float" office:value="0.0953947" calcext:value-type="float">
            <text:p>0,0953947</text:p>
          </table:table-cell>
          <table:table-cell office:value-type="float" office:value="22" calcext:value-type="float">
            <text:p>22</text:p>
          </table:table-cell>
          <table:table-cell office:value-type="float" office:value="26.0911" calcext:value-type="float">
            <text:p>26,0911</text:p>
          </table:table-cell>
          <table:table-cell office:value-type="float" office:value="33.3593" calcext:value-type="float">
            <text:p>33,3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890983" calcext:value-type="percentage">
            <text:p>89,10%</text:p>
          </table:table-cell>
          <table:table-cell table:style-name="ce5" office:value-type="float" office:value="0.663976" calcext:value-type="float">
            <text:p>0,663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percentage" office:value="0.343695" calcext:value-type="percentage">
            <text:p>34,37%</text:p>
          </table:table-cell>
          <table:table-cell table:style-name="ce5" office:value-type="float" office:value="0.109893" calcext:value-type="float">
            <text:p>0,109893</text:p>
          </table:table-cell>
          <table:table-cell office:value-type="float" office:value="20" calcext:value-type="float">
            <text:p>20</text:p>
          </table:table-cell>
          <table:table-cell office:value-type="float" office:value="19.9929" calcext:value-type="float">
            <text:p>19,9929</text:p>
          </table:table-cell>
          <table:table-cell office:value-type="float" office:value="28.1973" calcext:value-type="float">
            <text:p>28,19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690953" calcext:value-type="percentage">
            <text:p>69,10%</text:p>
          </table:table-cell>
          <table:table-cell table:style-name="ce5" office:value-type="float" office:value="0.486387" calcext:value-type="float">
            <text:p>0,486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percentage" office:value="0.322428" calcext:value-type="percentage">
            <text:p>32,24%</text:p>
          </table:table-cell>
          <table:table-cell table:style-name="ce5" office:value-type="float" office:value="0.115864" calcext:value-type="float">
            <text:p>0,115864</text:p>
          </table:table-cell>
          <table:table-cell office:value-type="float" office:value="28" calcext:value-type="float">
            <text:p>28</text:p>
          </table:table-cell>
          <table:table-cell office:value-type="float" office:value="27.051" calcext:value-type="float">
            <text:p>27,051</text:p>
          </table:table-cell>
          <table:table-cell office:value-type="float" office:value="30.545" calcext:value-type="float">
            <text:p>30,5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56902" calcext:value-type="percentage">
            <text:p>65,69%</text:p>
          </table:table-cell>
          <table:table-cell table:style-name="ce5" office:value-type="float" office:value="0.464456" calcext:value-type="float">
            <text:p>0,4644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percentage" office:value="0.312261" calcext:value-type="percentage">
            <text:p>31,23%</text:p>
          </table:table-cell>
          <table:table-cell table:style-name="ce5" office:value-type="float" office:value="0.106337" calcext:value-type="float">
            <text:p>0,106337</text:p>
          </table:table-cell>
          <table:table-cell office:value-type="float" office:value="20" calcext:value-type="float">
            <text:p>20</text:p>
          </table:table-cell>
          <table:table-cell office:value-type="float" office:value="26.2086" calcext:value-type="float">
            <text:p>26,2086</text:p>
          </table:table-cell>
          <table:table-cell office:value-type="float" office:value="30.0122" calcext:value-type="float">
            <text:p>30,0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36417" calcext:value-type="percentage">
            <text:p>63,64%</text:p>
          </table:table-cell>
          <table:table-cell table:style-name="ce5" office:value-type="float" office:value="0.474312" calcext:value-type="float">
            <text:p>0,474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percentage" office:value="0.338815" calcext:value-type="percentage">
            <text:p>33,88%</text:p>
          </table:table-cell>
          <table:table-cell table:style-name="ce5" office:value-type="float" office:value="0.11793" calcext:value-type="float">
            <text:p>0,11793</text:p>
          </table:table-cell>
          <table:table-cell office:value-type="float" office:value="29" calcext:value-type="float">
            <text:p>29</text:p>
          </table:table-cell>
          <table:table-cell office:value-type="float" office:value="27.7767" calcext:value-type="float">
            <text:p>27,7767</text:p>
          </table:table-cell>
          <table:table-cell office:value-type="float" office:value="36.967" calcext:value-type="float">
            <text:p>36,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29496" calcext:value-type="percentage">
            <text:p>62,95%</text:p>
          </table:table-cell>
          <table:table-cell table:style-name="ce5" office:value-type="float" office:value="0.457278" calcext:value-type="float">
            <text:p>0,457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percentage" office:value="0.319922" calcext:value-type="percentage">
            <text:p>31,99%</text:p>
          </table:table-cell>
          <table:table-cell table:style-name="ce5" office:value-type="float" office:value="0.112558" calcext:value-type="float">
            <text:p>0,112558</text:p>
          </table:table-cell>
          <table:table-cell office:value-type="float" office:value="22" calcext:value-type="float">
            <text:p>22</text:p>
          </table:table-cell>
          <table:table-cell office:value-type="float" office:value="33.1049" calcext:value-type="float">
            <text:p>33,1049</text:p>
          </table:table-cell>
          <table:table-cell office:value-type="float" office:value="38.5846" calcext:value-type="float">
            <text:p>38,58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653696" calcext:value-type="percentage">
            <text:p>65,37%</text:p>
          </table:table-cell>
          <table:table-cell table:style-name="ce5" office:value-type="float" office:value="0.49828" calcext:value-type="float">
            <text:p>0,49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percentage" office:value="0.333613" calcext:value-type="percentage">
            <text:p>33,36%</text:p>
          </table:table-cell>
          <table:table-cell table:style-name="ce5" office:value-type="float" office:value="0.106545" calcext:value-type="float">
            <text:p>0,106545</text:p>
          </table:table-cell>
          <table:table-cell office:value-type="float" office:value="28" calcext:value-type="float">
            <text:p>28</text:p>
          </table:table-cell>
          <table:table-cell office:value-type="float" office:value="18.5091" calcext:value-type="float">
            <text:p>18,5091</text:p>
          </table:table-cell>
          <table:table-cell office:value-type="float" office:value="22.6563" calcext:value-type="float">
            <text:p>22,6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633187" calcext:value-type="percentage">
            <text:p>63,32%</text:p>
          </table:table-cell>
          <table:table-cell table:style-name="ce5" office:value-type="float" office:value="0.472258" calcext:value-type="float">
            <text:p>0,472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percentage" office:value="0.328727" calcext:value-type="percentage">
            <text:p>32,87%</text:p>
          </table:table-cell>
          <table:table-cell table:style-name="ce5" office:value-type="float" office:value="0.0971212" calcext:value-type="float">
            <text:p>0,0971212</text:p>
          </table:table-cell>
          <table:table-cell office:value-type="float" office:value="163" calcext:value-type="float">
            <text:p>163</text:p>
          </table:table-cell>
          <table:table-cell office:value-type="float" office:value="22.3211" calcext:value-type="float">
            <text:p>22,3211</text:p>
          </table:table-cell>
          <table:table-cell office:value-type="float" office:value="26.3568" calcext:value-type="float">
            <text:p>26,35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66447" calcext:value-type="percentage">
            <text:p>36,64%</text:p>
          </table:table-cell>
          <table:table-cell table:style-name="ce5" office:value-type="float" office:value="0.393007" calcext:value-type="float">
            <text:p>0,3930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304816" calcext:value-type="percentage">
            <text:p>30,48%</text:p>
          </table:table-cell>
          <table:table-cell table:style-name="ce5" office:value-type="float" office:value="0.127121" calcext:value-type="float">
            <text:p>0,127121</text:p>
          </table:table-cell>
          <table:table-cell office:value-type="float" office:value="124" calcext:value-type="float">
            <text:p>124</text:p>
          </table:table-cell>
          <table:table-cell office:value-type="float" office:value="22.5205" calcext:value-type="float">
            <text:p>22,5205</text:p>
          </table:table-cell>
          <table:table-cell office:value-type="float" office:value="28.3797" calcext:value-type="float">
            <text:p>28,3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52778" calcext:value-type="percentage">
            <text:p>45,28%</text:p>
          </table:table-cell>
          <table:table-cell table:style-name="ce5" office:value-type="float" office:value="0.42782" calcext:value-type="float">
            <text:p>0,42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percentage" office:value="0.307414" calcext:value-type="percentage">
            <text:p>30,74%</text:p>
          </table:table-cell>
          <table:table-cell table:style-name="ce5" office:value-type="float" office:value="0.115456" calcext:value-type="float">
            <text:p>0,115456</text:p>
          </table:table-cell>
          <table:table-cell office:value-type="float" office:value="159" calcext:value-type="float">
            <text:p>159</text:p>
          </table:table-cell>
          <table:table-cell office:value-type="float" office:value="33.3762" calcext:value-type="float">
            <text:p>33,3762</text:p>
          </table:table-cell>
          <table:table-cell office:value-type="float" office:value="36.8708" calcext:value-type="float">
            <text:p>36,87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467013" calcext:value-type="percentage">
            <text:p>46,70%</text:p>
          </table:table-cell>
          <table:table-cell table:style-name="ce5" office:value-type="float" office:value="0.422734" calcext:value-type="float">
            <text:p>0,4227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percentage" office:value="0.310205" calcext:value-type="percentage">
            <text:p>31,02%</text:p>
          </table:table-cell>
          <table:table-cell table:style-name="ce5" office:value-type="float" office:value="0.0932903" calcext:value-type="float">
            <text:p>0,0932903</text:p>
          </table:table-cell>
          <table:table-cell office:value-type="float" office:value="187" calcext:value-type="float">
            <text:p>187</text:p>
          </table:table-cell>
          <table:table-cell office:value-type="float" office:value="29.246" calcext:value-type="float">
            <text:p>29,246</text:p>
          </table:table-cell>
          <table:table-cell office:value-type="float" office:value="30.8136" calcext:value-type="float">
            <text:p>30,8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7716" calcext:value-type="percentage">
            <text:p>37,72%</text:p>
          </table:table-cell>
          <table:table-cell table:style-name="ce5" office:value-type="float" office:value="0.37635" calcext:value-type="float">
            <text:p>0,376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09807" calcext:value-type="percentage">
            <text:p>30,98%</text:p>
          </table:table-cell>
          <table:table-cell table:style-name="ce5" office:value-type="float" office:value="0.097687" calcext:value-type="float">
            <text:p>0,097687</text:p>
          </table:table-cell>
          <table:table-cell office:value-type="float" office:value="126" calcext:value-type="float">
            <text:p>126</text:p>
          </table:table-cell>
          <table:table-cell office:value-type="float" office:value="48.9241" calcext:value-type="float">
            <text:p>48,9241</text:p>
          </table:table-cell>
          <table:table-cell office:value-type="float" office:value="52.9359" calcext:value-type="float">
            <text:p>52,93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36159" calcext:value-type="percentage">
            <text:p>43,62%</text:p>
          </table:table-cell>
          <table:table-cell table:style-name="ce5" office:value-type="float" office:value="0.397312" calcext:value-type="float">
            <text:p>0,397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percentage" office:value="0.32725" calcext:value-type="percentage">
            <text:p>32,73%</text:p>
          </table:table-cell>
          <table:table-cell table:style-name="ce5" office:value-type="float" office:value="0.136714" calcext:value-type="float">
            <text:p>0,136714</text:p>
          </table:table-cell>
          <table:table-cell office:value-type="float" office:value="152" calcext:value-type="float">
            <text:p>152</text:p>
          </table:table-cell>
          <table:table-cell office:value-type="float" office:value="29.8864" calcext:value-type="float">
            <text:p>29,8864</text:p>
          </table:table-cell>
          <table:table-cell office:value-type="float" office:value="29.3248" calcext:value-type="float">
            <text:p>29,3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21" calcext:value-type="percentage">
            <text:p>51,21%</text:p>
          </table:table-cell>
          <table:table-cell table:style-name="ce5" office:value-type="float" office:value="0.491132" calcext:value-type="float">
            <text:p>0,49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percentage" office:value="0.340264" calcext:value-type="percentage">
            <text:p>34,03%</text:p>
          </table:table-cell>
          <table:table-cell table:style-name="ce5" office:value-type="float" office:value="0.119639" calcext:value-type="float">
            <text:p>0,119639</text:p>
          </table:table-cell>
          <table:table-cell office:value-type="float" office:value="182" calcext:value-type="float">
            <text:p>182</text:p>
          </table:table-cell>
          <table:table-cell office:value-type="float" office:value="23.508" calcext:value-type="float">
            <text:p>23,508</text:p>
          </table:table-cell>
          <table:table-cell office:value-type="float" office:value="30.0982" calcext:value-type="float">
            <text:p>30,0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90523" calcext:value-type="percentage">
            <text:p>49,05%</text:p>
          </table:table-cell>
          <table:table-cell table:style-name="ce5" office:value-type="float" office:value="0.53826" calcext:value-type="float">
            <text:p>0,538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6" table:number-columns-repeated="2"/>
          <table:table-cell table:style-name="Default" table:number-columns-repeated="5"/>
          <table:table-cell table:style-name="ce6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2" table:number-rows-spanned="1">
            <text:p>movement segmentation</text:p>
          </table:table-cell>
          <table:covered-table-cell table:style-name="ce6"/>
          <table:table-cell table:style-name="ce9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9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04271" calcext:value-type="percentage">
            <text:p>30,43%</text:p>
          </table:table-cell>
          <table:table-cell table:style-name="ce5" office:value-type="float" office:value="0.0728089" calcext:value-type="float">
            <text:p>0,0728089</text:p>
          </table:table-cell>
          <table:table-cell office:value-type="float" office:value="18" calcext:value-type="float">
            <text:p>18</text:p>
          </table:table-cell>
          <table:table-cell office:value-type="float" office:value="13.3456" calcext:value-type="float">
            <text:p>13,3456</text:p>
          </table:table-cell>
          <table:table-cell office:value-type="float" office:value="10.5494" calcext:value-type="float">
            <text:p>10,54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8691" calcext:value-type="percentage">
            <text:p>62,87%</text:p>
          </table:table-cell>
          <table:table-cell table:style-name="ce5" office:value-type="float" office:value="0.416416" calcext:value-type="float">
            <text:p>0,416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329119" calcext:value-type="percentage">
            <text:p>32,91%</text:p>
          </table:table-cell>
          <table:table-cell table:style-name="ce5" office:value-type="float" office:value="0.0617431" calcext:value-type="float">
            <text:p>0,0617431</text:p>
          </table:table-cell>
          <table:table-cell office:value-type="float" office:value="17" calcext:value-type="float">
            <text:p>17</text:p>
          </table:table-cell>
          <table:table-cell office:value-type="float" office:value="12.1573" calcext:value-type="float">
            <text:p>12,1573</text:p>
          </table:table-cell>
          <table:table-cell office:value-type="float" office:value="11.3299" calcext:value-type="float">
            <text:p>11,3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08924" calcext:value-type="percentage">
            <text:p>60,89%</text:p>
          </table:table-cell>
          <table:table-cell table:style-name="ce5" office:value-type="float" office:value="0.397216" calcext:value-type="float">
            <text:p>0,397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office:value-type="percentage" office:value="0.357235" calcext:value-type="percentage">
            <text:p>35,72%</text:p>
          </table:table-cell>
          <table:table-cell table:style-name="ce5" office:value-type="float" office:value="0.0757844" calcext:value-type="float">
            <text:p>0,0757844</text:p>
          </table:table-cell>
          <table:table-cell office:value-type="float" office:value="15" calcext:value-type="float">
            <text:p>15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1.8654" calcext:value-type="float">
            <text:p>11,865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percentage" office:value="0.64425" calcext:value-type="percentage">
            <text:p>64,43%</text:p>
          </table:table-cell>
          <table:table-cell table:style-name="ce5" office:value-type="float" office:value="0.470589" calcext:value-type="float">
            <text:p>0,47058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492" calcext:value-type="percentage">
            <text:p>34,92%</text:p>
          </table:table-cell>
          <table:table-cell table:style-name="ce5" office:value-type="float" office:value="0.079489" calcext:value-type="float">
            <text:p>0,079489</text:p>
          </table:table-cell>
          <table:table-cell office:value-type="float" office:value="14" calcext:value-type="float">
            <text:p>14</text:p>
          </table:table-cell>
          <table:table-cell office:value-type="float" office:value="19.0571" calcext:value-type="float">
            <text:p>19,0571</text:p>
          </table:table-cell>
          <table:table-cell office:value-type="float" office:value="17.2177" calcext:value-type="float">
            <text:p>17,21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666191" calcext:value-type="percentage">
            <text:p>66,62%</text:p>
          </table:table-cell>
          <table:table-cell table:style-name="ce5" office:value-type="float" office:value="0.477576" calcext:value-type="float">
            <text:p>0,4775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327727" calcext:value-type="percentage">
            <text:p>32,77%</text:p>
          </table:table-cell>
          <table:table-cell table:style-name="ce5" office:value-type="float" office:value="0.0716999" calcext:value-type="float">
            <text:p>0,0716999</text:p>
          </table:table-cell>
          <table:table-cell office:value-type="float" office:value="16" calcext:value-type="float">
            <text:p>16</text:p>
          </table:table-cell>
          <table:table-cell office:value-type="float" office:value="36.734" calcext:value-type="float">
            <text:p>36,734</text:p>
          </table:table-cell>
          <table:table-cell office:value-type="float" office:value="34.1741" calcext:value-type="float">
            <text:p>34,1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91361" calcext:value-type="percentage">
            <text:p>59,14%</text:p>
          </table:table-cell>
          <table:table-cell table:style-name="ce5" office:value-type="float" office:value="0.408109" calcext:value-type="float">
            <text:p>0,40810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percentage" office:value="0.360993" calcext:value-type="percentage">
            <text:p>36,10%</text:p>
          </table:table-cell>
          <table:table-cell table:style-name="ce5" office:value-type="float" office:value="0.0600427" calcext:value-type="float">
            <text:p>0,0600427</text:p>
          </table:table-cell>
          <table:table-cell office:value-type="float" office:value="25" calcext:value-type="float">
            <text:p>25</text:p>
          </table:table-cell>
          <table:table-cell office:value-type="float" office:value="10.8282" calcext:value-type="float">
            <text:p>10,8282</text:p>
          </table:table-cell>
          <table:table-cell office:value-type="float" office:value="7.95672" calcext:value-type="float">
            <text:p>7,95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51712" calcext:value-type="percentage">
            <text:p>55,17%</text:p>
          </table:table-cell>
          <table:table-cell table:style-name="ce5" office:value-type="float" office:value="0.433598" calcext:value-type="float">
            <text:p>0,43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percentage" office:value="0.35833" calcext:value-type="percentage">
            <text:p>35,83%</text:p>
          </table:table-cell>
          <table:table-cell table:style-name="ce5" office:value-type="float" office:value="0.0644346" calcext:value-type="float">
            <text:p>0,0644346</text:p>
          </table:table-cell>
          <table:table-cell office:value-type="float" office:value="21" calcext:value-type="float">
            <text:p>21</text:p>
          </table:table-cell>
          <table:table-cell office:value-type="float" office:value="11.4897" calcext:value-type="float">
            <text:p>11,4897</text:p>
          </table:table-cell>
          <table:table-cell office:value-type="float" office:value="8.59132" calcext:value-type="float">
            <text:p>8,59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44692" calcext:value-type="percentage">
            <text:p>54,47%</text:p>
          </table:table-cell>
          <table:table-cell table:style-name="ce5" office:value-type="float" office:value="0.425173" calcext:value-type="float">
            <text:p>0,4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407" calcext:value-type="percentage">
            <text:p>34,84%</text:p>
          </table:table-cell>
          <table:table-cell table:style-name="ce5" office:value-type="float" office:value="0.0702443" calcext:value-type="float">
            <text:p>0,0702443</text:p>
          </table:table-cell>
          <table:table-cell office:value-type="float" office:value="17" calcext:value-type="float">
            <text:p>17</text:p>
          </table:table-cell>
          <table:table-cell office:value-type="float" office:value="14.0188" calcext:value-type="float">
            <text:p>14,0188</text:p>
          </table:table-cell>
          <table:table-cell office:value-type="float" office:value="10.5167" calcext:value-type="float">
            <text:p>10,5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96649" calcext:value-type="percentage">
            <text:p>59,66%</text:p>
          </table:table-cell>
          <table:table-cell table:style-name="ce5" office:value-type="float" office:value="0.458219" calcext:value-type="float">
            <text:p>0,458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percentage" office:value="0.327419" calcext:value-type="percentage">
            <text:p>32,74%</text:p>
          </table:table-cell>
          <table:table-cell table:style-name="ce5" office:value-type="float" office:value="0.0859752" calcext:value-type="float">
            <text:p>0,0859752</text:p>
          </table:table-cell>
          <table:table-cell office:value-type="float" office:value="131" calcext:value-type="float">
            <text:p>131</text:p>
          </table:table-cell>
          <table:table-cell office:value-type="float" office:value="13.6267" calcext:value-type="float">
            <text:p>13,6267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3874" calcext:value-type="percentage">
            <text:p>43,39%</text:p>
          </table:table-cell>
          <table:table-cell table:style-name="ce5" office:value-type="float" office:value="0.381157" calcext:value-type="float">
            <text:p>0,38115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54036" calcext:value-type="percentage">
            <text:p>35,40%</text:p>
          </table:table-cell>
          <table:table-cell table:style-name="ce5" office:value-type="float" office:value="0.0950538" calcext:value-type="float">
            <text:p>0,0950538</text:p>
          </table:table-cell>
          <table:table-cell office:value-type="float" office:value="124" calcext:value-type="float">
            <text:p>124</text:p>
          </table:table-cell>
          <table:table-cell office:value-type="float" office:value="16.3442" calcext:value-type="float">
            <text:p>16,3442</text:p>
          </table:table-cell>
          <table:table-cell office:value-type="float" office:value="17.8292" calcext:value-type="float">
            <text:p>17,8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59891" calcext:value-type="percentage">
            <text:p>45,99%</text:p>
          </table:table-cell>
          <table:table-cell table:style-name="ce5" office:value-type="float" office:value="0.372868" calcext:value-type="float">
            <text:p>0,372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637" calcext:value-type="percentage">
            <text:p>34,86%</text:p>
          </table:table-cell>
          <table:table-cell table:style-name="ce5" office:value-type="float" office:value="0.0727165" calcext:value-type="float">
            <text:p>0,0727165</text:p>
          </table:table-cell>
          <table:table-cell office:value-type="float" office:value="125" calcext:value-type="float">
            <text:p>125</text:p>
          </table:table-cell>
          <table:table-cell office:value-type="float" office:value="11.923" calcext:value-type="float">
            <text:p>11,923</text:p>
          </table:table-cell>
          <table:table-cell office:value-type="float" office:value="13.8966" calcext:value-type="float">
            <text:p>13,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76291" calcext:value-type="percentage">
            <text:p>47,63%</text:p>
          </table:table-cell>
          <table:table-cell table:style-name="ce5" office:value-type="float" office:value="0.419228" calcext:value-type="float">
            <text:p>0,41922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37455" calcext:value-type="percentage">
            <text:p>33,75%</text:p>
          </table:table-cell>
          <table:table-cell table:style-name="ce5" office:value-type="float" office:value="0.0541315" calcext:value-type="float">
            <text:p>0,0541315</text:p>
          </table:table-cell>
          <table:table-cell office:value-type="float" office:value="162" calcext:value-type="float">
            <text:p>162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4.3848" calcext:value-type="float">
            <text:p>14,38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73201" calcext:value-type="percentage">
            <text:p>37,32%</text:p>
          </table:table-cell>
          <table:table-cell table:style-name="ce5" office:value-type="float" office:value="0.361668" calcext:value-type="float">
            <text:p>0,36166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percentage" office:value="0.348202" calcext:value-type="percentage">
            <text:p>34,82%</text:p>
          </table:table-cell>
          <table:table-cell table:style-name="ce5" office:value-type="float" office:value="0.0523637" calcext:value-type="float">
            <text:p>0,0523637</text:p>
          </table:table-cell>
          <table:table-cell office:value-type="float" office:value="138" calcext:value-type="float">
            <text:p>138</text:p>
          </table:table-cell>
          <table:table-cell office:value-type="float" office:value="12.1406" calcext:value-type="float">
            <text:p>12,1406</text:p>
          </table:table-cell>
          <table:table-cell office:value-type="float" office:value="11.4995" calcext:value-type="float">
            <text:p>11,4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63178" calcext:value-type="percentage">
            <text:p>46,32%</text:p>
          </table:table-cell>
          <table:table-cell table:style-name="ce5" office:value-type="float" office:value="0.426764" calcext:value-type="float">
            <text:p>0,4267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764" calcext:value-type="percentage">
            <text:p>36,08%</text:p>
          </table:table-cell>
          <table:table-cell table:style-name="ce5" office:value-type="float" office:value="0.0977092" calcext:value-type="float">
            <text:p>0,0977092</text:p>
          </table:table-cell>
          <table:table-cell office:value-type="float" office:value="136" calcext:value-type="float">
            <text:p>13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263" calcext:value-type="float">
            <text:p>18,1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996" calcext:value-type="percentage">
            <text:p>43,20%</text:p>
          </table:table-cell>
          <table:table-cell table:style-name="ce5" office:value-type="float" office:value="0.430584" calcext:value-type="float">
            <text:p>0,43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71156" calcext:value-type="percentage">
            <text:p>37,12%</text:p>
          </table:table-cell>
          <table:table-cell table:style-name="ce5" office:value-type="float" office:value="0.0691541" calcext:value-type="float">
            <text:p>0,0691541</text:p>
          </table:table-cell>
          <table:table-cell office:value-type="float" office:value="125" calcext:value-type="float">
            <text:p>125</text:p>
          </table:table-cell>
          <table:table-cell office:value-type="float" office:value="16.5203" calcext:value-type="float">
            <text:p>16,5203</text:p>
          </table:table-cell>
          <table:table-cell office:value-type="float" office:value="17.6011" calcext:value-type="float">
            <text:p>17,6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8176" calcext:value-type="percentage">
            <text:p>43,82%</text:p>
          </table:table-cell>
          <table:table-cell table:style-name="ce5" office:value-type="float" office:value="0.365132" calcext:value-type="float">
            <text:p>0,36513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KCF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6" table:number-columns-repeated="2"/>
          <table:table-cell table:style-name="Default" table:number-columns-repeated="5"/>
          <table:table-cell table:style-name="ce6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2" table:number-rows-spanned="1">
            <text:p>movement segmentation</text:p>
          </table:table-cell>
          <table:covered-table-cell table:style-name="ce6"/>
          <table:table-cell table:style-name="ce9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9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percentage" office:value="0.283989" calcext:value-type="percentage">
            <text:p>28,40%</text:p>
          </table:table-cell>
          <table:table-cell table:style-name="ce5" office:value-type="float" office:value="0.0987098" calcext:value-type="float">
            <text:p>0,0987098</text:p>
          </table:table-cell>
          <table:table-cell office:value-type="float" office:value="18" calcext:value-type="float">
            <text:p>18</text:p>
          </table:table-cell>
          <table:table-cell office:value-type="float" office:value="25.4583" calcext:value-type="float">
            <text:p>25,4583</text:p>
          </table:table-cell>
          <table:table-cell office:value-type="float" office:value="32.4499" calcext:value-type="float">
            <text:p>32,44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692376" calcext:value-type="percentage">
            <text:p>69,24%</text:p>
          </table:table-cell>
          <table:table-cell table:style-name="ce5" office:value-type="float" office:value="0.488302" calcext:value-type="float">
            <text:p>0,488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percentage" office:value="0.310287" calcext:value-type="percentage">
            <text:p>31,03%</text:p>
          </table:table-cell>
          <table:table-cell table:style-name="ce5" office:value-type="float" office:value="0.0979618" calcext:value-type="float">
            <text:p>0,0979618</text:p>
          </table:table-cell>
          <table:table-cell office:value-type="float" office:value="17" calcext:value-type="float">
            <text:p>17</text:p>
          </table:table-cell>
          <table:table-cell office:value-type="float" office:value="20.8505" calcext:value-type="float">
            <text:p>20,8505</text:p>
          </table:table-cell>
          <table:table-cell office:value-type="float" office:value="25.4112" calcext:value-type="float">
            <text:p>25,4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91994" calcext:value-type="percentage">
            <text:p>69,20%</text:p>
          </table:table-cell>
          <table:table-cell table:style-name="ce5" office:value-type="float" office:value="0.444934" calcext:value-type="float">
            <text:p>0,444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324095" calcext:value-type="percentage">
            <text:p>32,41%</text:p>
          </table:table-cell>
          <table:table-cell table:style-name="ce5" office:value-type="float" office:value="0.112376" calcext:value-type="float">
            <text:p>0,112376</text:p>
          </table:table-cell>
          <table:table-cell office:value-type="float" office:value="18" calcext:value-type="float">
            <text:p>18</text:p>
          </table:table-cell>
          <table:table-cell office:value-type="float" office:value="20.8107" calcext:value-type="float">
            <text:p>20,8107</text:p>
          </table:table-cell>
          <table:table-cell office:value-type="float" office:value="25.7147" calcext:value-type="float">
            <text:p>25,71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791559" calcext:value-type="percentage">
            <text:p>79,16%</text:p>
          </table:table-cell>
          <table:table-cell table:style-name="ce5" office:value-type="float" office:value="0.535628" calcext:value-type="float">
            <text:p>0,535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percentage" office:value="0.318618" calcext:value-type="percentage">
            <text:p>31,86%</text:p>
          </table:table-cell>
          <table:table-cell table:style-name="ce5" office:value-type="float" office:value="0.118291" calcext:value-type="float">
            <text:p>0,118291</text:p>
          </table:table-cell>
          <table:table-cell office:value-type="float" office:value="14" calcext:value-type="float">
            <text:p>14</text:p>
          </table:table-cell>
          <table:table-cell office:value-type="float" office:value="29.7922" calcext:value-type="float">
            <text:p>29,7922</text:p>
          </table:table-cell>
          <table:table-cell office:value-type="float" office:value="39.9281" calcext:value-type="float">
            <text:p>39,92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788658" calcext:value-type="percentage">
            <text:p>78,87%</text:p>
          </table:table-cell>
          <table:table-cell table:style-name="ce5" office:value-type="float" office:value="0.55229" calcext:value-type="float">
            <text:p>0,5522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05152" calcext:value-type="percentage">
            <text:p>30,52%</text:p>
          </table:table-cell>
          <table:table-cell table:style-name="ce5" office:value-type="float" office:value="0.103155" calcext:value-type="float">
            <text:p>0,103155</text:p>
          </table:table-cell>
          <table:table-cell office:value-type="float" office:value="15" calcext:value-type="float">
            <text:p>15</text:p>
          </table:table-cell>
          <table:table-cell office:value-type="float" office:value="19.9835" calcext:value-type="float">
            <text:p>19,9835</text:p>
          </table:table-cell>
          <table:table-cell office:value-type="float" office:value="22.897" calcext:value-type="float">
            <text:p>22,8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68738" calcext:value-type="percentage">
            <text:p>66,87%</text:p>
          </table:table-cell>
          <table:table-cell table:style-name="ce5" office:value-type="float" office:value="0.4712" calcext:value-type="float">
            <text:p>0,47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percentage" office:value="0.308029" calcext:value-type="percentage">
            <text:p>30,80%</text:p>
          </table:table-cell>
          <table:table-cell table:style-name="ce5" office:value-type="float" office:value="0.109373" calcext:value-type="float">
            <text:p>0,109373</text:p>
          </table:table-cell>
          <table:table-cell office:value-type="float" office:value="24" calcext:value-type="float">
            <text:p>24</text:p>
          </table:table-cell>
          <table:table-cell office:value-type="float" office:value="19.79" calcext:value-type="float">
            <text:p>19,79</text:p>
          </table:table-cell>
          <table:table-cell office:value-type="float" office:value="22.9855" calcext:value-type="float">
            <text:p>22,9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788502" calcext:value-type="percentage">
            <text:p>78,85%</text:p>
          </table:table-cell>
          <table:table-cell table:style-name="ce5" office:value-type="float" office:value="0.609263" calcext:value-type="float">
            <text:p>0,60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percentage" office:value="0.316519" calcext:value-type="percentage">
            <text:p>31,65%</text:p>
          </table:table-cell>
          <table:table-cell table:style-name="ce5" office:value-type="float" office:value="0.119269" calcext:value-type="float">
            <text:p>0,119269</text:p>
          </table:table-cell>
          <table:table-cell office:value-type="float" office:value="11" calcext:value-type="float">
            <text:p>11</text:p>
          </table:table-cell>
          <table:table-cell office:value-type="float" office:value="36.2567" calcext:value-type="float">
            <text:p>36,2567</text:p>
          </table:table-cell>
          <table:table-cell office:value-type="float" office:value="38.5905" calcext:value-type="float">
            <text:p>38,59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818634" calcext:value-type="percentage">
            <text:p>81,86%</text:p>
          </table:table-cell>
          <table:table-cell table:style-name="ce5" office:value-type="float" office:value="0.544606" calcext:value-type="float">
            <text:p>0,54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305907" calcext:value-type="percentage">
            <text:p>30,59%</text:p>
          </table:table-cell>
          <table:table-cell table:style-name="ce5" office:value-type="float" office:value="0.125402" calcext:value-type="float">
            <text:p>0,125402</text:p>
          </table:table-cell>
          <table:table-cell office:value-type="float" office:value="15" calcext:value-type="float">
            <text:p>15</text:p>
          </table:table-cell>
          <table:table-cell office:value-type="float" office:value="35.6023" calcext:value-type="float">
            <text:p>35,6023</text:p>
          </table:table-cell>
          <table:table-cell office:value-type="float" office:value="42.0324" calcext:value-type="float">
            <text:p>42,03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65885" calcext:value-type="percentage">
            <text:p>66,59%</text:p>
          </table:table-cell>
          <table:table-cell table:style-name="ce5" office:value-type="float" office:value="0.411472" calcext:value-type="float">
            <text:p>0,41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2533" calcext:value-type="percentage">
            <text:p>32,25%</text:p>
          </table:table-cell>
          <table:table-cell table:style-name="ce5" office:value-type="float" office:value="0.100431" calcext:value-type="float">
            <text:p>0,100431</text:p>
          </table:table-cell>
          <table:table-cell office:value-type="float" office:value="177" calcext:value-type="float">
            <text:p>177</text:p>
          </table:table-cell>
          <table:table-cell office:value-type="float" office:value="19.5907" calcext:value-type="float">
            <text:p>19,5907</text:p>
          </table:table-cell>
          <table:table-cell office:value-type="float" office:value="23.7393" calcext:value-type="float">
            <text:p>23,73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27654" calcext:value-type="percentage">
            <text:p>42,77%</text:p>
          </table:table-cell>
          <table:table-cell table:style-name="ce5" office:value-type="float" office:value="0.41733" calcext:value-type="float">
            <text:p>0,417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311494" calcext:value-type="percentage">
            <text:p>31,15%</text:p>
          </table:table-cell>
          <table:table-cell table:style-name="ce5" office:value-type="float" office:value="0.122864" calcext:value-type="float">
            <text:p>0,122864</text:p>
          </table:table-cell>
          <table:table-cell office:value-type="float" office:value="151" calcext:value-type="float">
            <text:p>151</text:p>
          </table:table-cell>
          <table:table-cell office:value-type="float" office:value="28.2011" calcext:value-type="float">
            <text:p>28,2011</text:p>
          </table:table-cell>
          <table:table-cell office:value-type="float" office:value="32.1808" calcext:value-type="float">
            <text:p>32,18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53339" calcext:value-type="percentage">
            <text:p>35,33%</text:p>
          </table:table-cell>
          <table:table-cell table:style-name="ce5" office:value-type="float" office:value="0.34635" calcext:value-type="float">
            <text:p>0,3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317042" calcext:value-type="percentage">
            <text:p>31,70%</text:p>
          </table:table-cell>
          <table:table-cell table:style-name="ce5" office:value-type="float" office:value="0.102232" calcext:value-type="float">
            <text:p>0,102232</text:p>
          </table:table-cell>
          <table:table-cell office:value-type="float" office:value="130" calcext:value-type="float">
            <text:p>130</text:p>
          </table:table-cell>
          <table:table-cell office:value-type="float" office:value="26.8046" calcext:value-type="float">
            <text:p>26,8046</text:p>
          </table:table-cell>
          <table:table-cell office:value-type="float" office:value="28.6324" calcext:value-type="float">
            <text:p>28,6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89743" calcext:value-type="percentage">
            <text:p>48,97%</text:p>
          </table:table-cell>
          <table:table-cell table:style-name="ce5" office:value-type="float" office:value="0.372278" calcext:value-type="float">
            <text:p>0,3722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12601" calcext:value-type="percentage">
            <text:p>31,26%</text:p>
          </table:table-cell>
          <table:table-cell table:style-name="ce5" office:value-type="float" office:value="0.0915509" calcext:value-type="float">
            <text:p>0,0915509</text:p>
          </table:table-cell>
          <table:table-cell office:value-type="float" office:value="188" calcext:value-type="float">
            <text:p>188</text:p>
          </table:table-cell>
          <table:table-cell office:value-type="float" office:value="28.3949" calcext:value-type="float">
            <text:p>28,3949</text:p>
          </table:table-cell>
          <table:table-cell office:value-type="float" office:value="31.6064" calcext:value-type="float">
            <text:p>31,6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00302" calcext:value-type="percentage">
            <text:p>40,03%</text:p>
          </table:table-cell>
          <table:table-cell table:style-name="ce5" office:value-type="float" office:value="0.36343" calcext:value-type="float">
            <text:p>0,3634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18634" calcext:value-type="percentage">
            <text:p>31,86%</text:p>
          </table:table-cell>
          <table:table-cell table:style-name="ce5" office:value-type="float" office:value="0.100774" calcext:value-type="float">
            <text:p>0,100774</text:p>
          </table:table-cell>
          <table:table-cell office:value-type="float" office:value="162" calcext:value-type="float">
            <text:p>162</text:p>
          </table:table-cell>
          <table:table-cell office:value-type="float" office:value="20.5349" calcext:value-type="float">
            <text:p>20,5349</text:p>
          </table:table-cell>
          <table:table-cell office:value-type="float" office:value="23.2754" calcext:value-type="float">
            <text:p>23,2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75566" calcext:value-type="percentage">
            <text:p>47,56%</text:p>
          </table:table-cell>
          <table:table-cell table:style-name="ce5" office:value-type="float" office:value="0.420477" calcext:value-type="float">
            <text:p>0,4204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percentage" office:value="0.341138" calcext:value-type="percentage">
            <text:p>34,11%</text:p>
          </table:table-cell>
          <table:table-cell table:style-name="ce5" office:value-type="float" office:value="0.11373" calcext:value-type="float">
            <text:p>0,11373</text:p>
          </table:table-cell>
          <table:table-cell office:value-type="float" office:value="145" calcext:value-type="float">
            <text:p>145</text:p>
          </table:table-cell>
          <table:table-cell office:value-type="float" office:value="22.6149" calcext:value-type="float">
            <text:p>22,6149</text:p>
          </table:table-cell>
          <table:table-cell office:value-type="float" office:value="25.027" calcext:value-type="float">
            <text:p>25,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0771" calcext:value-type="percentage">
            <text:p>43,08%</text:p>
          </table:table-cell>
          <table:table-cell table:style-name="ce5" office:value-type="float" office:value="0.430725" calcext:value-type="float">
            <text:p>0,43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percentage" office:value="0.333461" calcext:value-type="percentage">
            <text:p>33,35%</text:p>
          </table:table-cell>
          <table:table-cell table:style-name="ce5" office:value-type="float" office:value="0.114081" calcext:value-type="float">
            <text:p>0,114081</text:p>
          </table:table-cell>
          <table:table-cell office:value-type="float" office:value="152" calcext:value-type="float">
            <text:p>152</text:p>
          </table:table-cell>
          <table:table-cell office:value-type="float" office:value="24.7699" calcext:value-type="float">
            <text:p>24,7699</text:p>
          </table:table-cell>
          <table:table-cell office:value-type="float" office:value="25.9637" calcext:value-type="float">
            <text:p>25,96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8373" calcext:value-type="percentage">
            <text:p>44,84%</text:p>
          </table:table-cell>
          <table:table-cell table:style-name="ce5" office:value-type="float" office:value="0.328419" calcext:value-type="float">
            <text:p>0,3284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4667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2:32:41.21585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52:20.495017074</meta:creation-date>
    <dc:date>2017-08-27T12:44:52.487144241</dc:date>
    <meta:editing-duration>PT1H33M41S</meta:editing-duration>
    <meta:editing-cycles>30</meta:editing-cycles>
    <meta:generator>LibreOffice/5.1.6.2$Linux_X86_64 LibreOffice_project/10m0$Build-2</meta:generator>
    <meta:document-statistic meta:table-count="1" meta:cell-count="920" meta:object-count="0"/>
  </office:meta>
</office:document-meta>
</file>